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1"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Arial" fo:font-size="12pt" style:font-size-asian="12pt" style:font-name-complex="Arial" style:font-size-complex="12pt"/>
    </style:style>
    <style:style style:name="P3" style:family="paragraph" style:parent-style-name="Standard">
      <style:paragraph-properties fo:text-align="justify" style:justify-single-word="false"/>
      <style:text-properties fo:font-size="12pt" style:font-size-asian="12pt" style:font-size-complex="12pt"/>
    </style:style>
    <style:style style:name="P4" style:family="paragraph" style:parent-style-name="Standard">
      <style:text-properties style:font-name="Arial1"/>
    </style:style>
    <style:style style:name="P5" style:family="paragraph" style:parent-style-name="Standard">
      <style:text-properties style:font-name="Arial1" fo:font-size="12pt" style:font-size-asian="12pt" style:font-size-complex="12pt"/>
    </style:style>
    <style:style style:name="P6" style:family="paragraph" style:parent-style-name="Standard">
      <style:paragraph-properties fo:text-align="justify" style:justify-single-word="false"/>
      <style:text-properties style:font-name="Arial1" fo:font-size="12pt" style:font-size-asian="12pt" style:font-size-complex="12pt"/>
    </style:style>
    <style:style style:name="T1" style:family="text">
      <style:text-properties fo:font-style="italic" style:font-style-asian="italic" style:font-style-complex="italic"/>
    </style:style>
    <style:style style:name="T2"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itle:</text:p>
      <text:p text:style-name="P5"/>
      <text:p text:style-name="P6">Diffusion Imaging in Python (Dipy) is a free and open source software project for the analysis of data from dMRI experiments. Dipy gathers implementations of many different methods in dMRI, including: diffusion signal pre-processing; reconstruction of diffusion distributions in individual voxels; fiber tractography and streamline post-processing, analysis and visualization. In contrast to many other scientific software projects, Dipy is not being developed by a single research group. Rather, it is an open project that encourages contributions from any scientist/developer through GitHub and open discussions on the project mailing list. Consequently, Dipy today has an international team of contributors, spanning eight academic institutions in six countries and three continents and is still</text:p>
      <text:p text:style-name="P6">growing (see fig.1).</text:p>
      <text:p text:style-name="P3"/>
      <text:p text:style-name="P6">Fig 1. contributors</text:p>
      <text:p text:style-name="P3"/>
      <text:p text:style-name="P2">Dipy has a modular structure with the main modules depicted in fig.2. It also has a few hard dependencies shown with yellow colour in the same figure and some optional dependencies shown with orange colour. In Dipy we implement state-of-the-art methods in every level of the processing pipeline. </text:p>
      <text:p text:style-name="P2"><text:span text:style-name="T1"/></text:p>
      <text:p text:style-name="P2"><text:span text:style-name="T1">Pre-processing: </text:span>we have implemented novel adaptive denoising methods<text:span text:style-name="T2">3</text:span>, tools to create well distributed spheres (electrostatic repulsion), automatic SNR estimation, brain extraction and simulations (see bottom right figure). </text:p>
      <text:p text:style-name="P2"><text:span text:style-name="T1"/></text:p>
      <text:p text:style-name="P2"><text:span text:style-name="T1">Voxel Reconstruction:</text:span> a great range of methods that can be used for any type of q-space acquisition (single-shell, multi-shell and DSI-like). Here we reference briefly some of them: CSD<text:span text:style-name="T2">1</text:span>, SDT<text:span text:style-name="T2">4</text:span>, DSI<text:span text:style-name="T2">7</text:span>, DSI Deconvolution<text:span text:style-name="T2">8</text:span>, CSA<text:span text:style-name="T2">5</text:span>, SHORE<text:span text:style-name="T2">6</text:span>, Tensors with least squares, weighted least squares and RESTORE<text:span text:style-name="T2">10</text:span>. We also support parallelization of reconstructions and peak finding for systems with multiple CPUs. </text:p>
      <text:p text:style-name="P2"><text:span text:style-name="T1"/></text:p>
      <text:p text:style-name="P2"><text:span text:style-name="T1">Fiber tracking</text:span>: we have implemented a fast deterministic algorithm (EuDX)<text:span text:style-name="T2">11 </text:span>and a modular method for Probabilistic tracking. </text:p>
      <text:p text:style-name="P2"><text:span text:style-name="T1"/></text:p>
      <text:p text:style-name="P2"><text:span text:style-name="T1">Fiber analysis: </text:span>we can calculate metrics (e.g. length, curvature) for streamlines and also check if streamlines intersect with ROIs and create connectivity matrices. </text:p>
      <text:p text:style-name="P2"><text:span text:style-name="T1"/></text:p>
      <text:p text:style-name="P2"><text:span text:style-name="T1">Data Access:</text:span> <text:s/>we provide access to publicly available datasets and datasets for simulations. We can also read many different formats (e.g. Nifti1, Trackvis, HDF5). </text:p>
      <text:p text:style-name="P1"/>
      <text:p text:style-name="P4">Fig. 2 modules and dependencies</text:p>
      <text:p text:style-name="P4"/>
      <text:p text:style-name="P4">Fig. 3 connectivity</text:p>
      <text:p text:style-name="P4"/>
      <text:p text:style-name="P4">Fig. 4 reconstruction (only CSD).</text:p>
      <text:p text:style-name="P4"/>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1"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eftherios Garyfallidis</meta:initial-creator>
    <meta:creation-date>2014-01-15T13:46:35</meta:creation-date>
    <dc:date>2014-01-15T16:22:29</dc:date>
    <dc:creator>Eleftherios Garyfallidis</dc:creator>
    <meta:editing-duration>PT28M32S</meta:editing-duration>
    <meta:editing-cycles>2</meta:editing-cycles>
    <meta:generator>LibreOffice/3.5$Linux_X86_64 LibreOffice_project/350m1$Build-2</meta:generator>
    <meta:document-statistic meta:table-count="0" meta:image-count="0" meta:object-count="0" meta:page-count="1" meta:paragraph-count="13" meta:word-count="328" meta:character-count="2313" meta:non-whitespace-character-count="1980"/>
  </office:meta>
</office:document-meta>
</file>